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4.801cm" table:align="margins"/>
    </style:style>
    <style:style style:name="Tableau1.A" style:family="table-column">
      <style:table-column-properties style:column-width="7.401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808080" style:font-name="Source Sans Pro" fo:font-size="10.5pt" officeooo:rsid="004b6066" officeooo:paragraph-rsid="004b6066" style:font-size-asian="10.5pt" style:font-size-complex="10.5pt"/>
    </style:style>
    <style:style style:name="P2" style:family="paragraph" style:parent-style-name="Footer">
      <style:paragraph-properties fo:text-align="center" style:justify-single-word="false"/>
      <style:text-properties fo:color="#808080" style:font-name="Source Sans Pro" fo:font-size="10.5pt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officeooo:rsid="004c27b0" officeooo:paragraph-rsid="004c27b0"/>
    </style:style>
    <style:style style:name="P4" style:family="paragraph" style:parent-style-name="Standard">
      <style:paragraph-properties fo:text-align="justify" style:justify-single-word="false"/>
      <style:text-properties fo:font-style="normal" officeooo:rsid="004c27b0" officeooo:paragraph-rsid="004c27b0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fo:font-style="normal" officeooo:rsid="004eaaf0" officeooo:paragraph-rsid="004eaaf0" style:font-style-asian="normal" style:font-style-complex="normal"/>
    </style:style>
    <style:style style:name="P6" style:family="paragraph" style:parent-style-name="Standard">
      <style:paragraph-properties fo:text-align="justify" style:justify-single-word="false"/>
      <style:text-properties fo:font-style="normal" officeooo:rsid="004f0be6" officeooo:paragraph-rsid="004f0be6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53daee" officeooo:paragraph-rsid="0053daee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tyle="normal" officeooo:rsid="00544bfb" officeooo:paragraph-rsid="00544bfb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57afb5" officeooo:paragraph-rsid="0057afb5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5c7f72" officeooo:paragraph-rsid="005c7f72" style:font-style-asian="normal" style:font-style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tyle="normal" officeooo:rsid="005c7f72" officeooo:paragraph-rsid="005c7f72" style:font-style-asian="normal" style:font-style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style="normal" officeooo:rsid="005e7501" officeooo:paragraph-rsid="005e7501" style:font-style-asian="normal" style:font-style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font-style="normal" officeooo:rsid="00606d29" officeooo:paragraph-rsid="00606d29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bold" officeooo:rsid="0058cac4" officeooo:paragraph-rsid="0058cac4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bold" officeooo:rsid="005c7f72" officeooo:paragraph-rsid="005c7f72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italic" officeooo:rsid="004eaaf0" officeooo:paragraph-rsid="004eaaf0" style:font-style-asian="italic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officeooo:rsid="0050f2b5" officeooo:paragraph-rsid="0050f2b5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50f2b5" officeooo:paragraph-rsid="0050f2b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language="en" fo:country="GB" officeooo:rsid="0050f2b5" officeooo:paragraph-rsid="0050f2b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officeooo:rsid="005507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'est important de prononcer correctement, clairement.</text:p>
      <text:p text:style-name="P4">Par exemple :</text:p>
      <text:p text:style-name="P3"><text:span text:style-name="T1">develop</text:span><text:span text:style-name="T2"> doit se dire d[i]velop et non, d[é]velop.</text:span></text:p>
      <text:p text:style-name="P4">Dans le premier cas, on a bien « develop », dans le second on a « devil up ».</text:p>
      <text:p text:style-name="P4"/>
      <text:p text:style-name="P16">Le Present Perfect est un temps qui lie passé et présent. Il y a une conséquence / on parle d'une vérité actuelle qui peut changer plus tard.</text:p>
      <text:p text:style-name="P5">I haven't visited NY yet.</text:p>
      <text:p text:style-name="P5"/>
      <text:p text:style-name="P6">Euphoric [U – fo – rik]</text:p>
      <text:p text:style-name="P6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8">Plural</text:p>
          </table:table-cell>
          <table:table-cell table:style-name="Tableau1.B1" office:value-type="string">
            <text:p text:style-name="P18">Singular</text:p>
          </table:table-cell>
        </table:table-row>
        <table:table-row>
          <table:table-cell table:style-name="Tableau1.A2" office:value-type="string">
            <text:p text:style-name="P17">Criteria</text:p>
          </table:table-cell>
          <table:table-cell table:style-name="Tableau1.B2" office:value-type="string">
            <text:p text:style-name="P17">Criterion</text:p>
          </table:table-cell>
        </table:table-row>
        <table:table-row>
          <table:table-cell table:style-name="Tableau1.A2" office:value-type="string">
            <text:p text:style-name="P17">Crises</text:p>
          </table:table-cell>
          <table:table-cell table:style-name="Tableau1.B2" office:value-type="string">
            <text:p text:style-name="P17">Crisis</text:p>
          </table:table-cell>
        </table:table-row>
        <table:table-row>
          <table:table-cell table:style-name="Tableau1.A2" office:value-type="string">
            <text:p text:style-name="P17">Prenomena</text:p>
          </table:table-cell>
          <table:table-cell table:style-name="Tableau1.B2" office:value-type="string">
            <text:p text:style-name="P19">Phenomenon</text:p>
          </table:table-cell>
        </table:table-row>
      </table:table>
      <text:p text:style-name="P6"/>
      <text:p text:style-name="P7">At the end <text:span text:style-name="T1">of sth</text:span></text:p>
      <text:p text:style-name="P7">In the end : finally</text:p>
      <text:p text:style-name="P7"/>
      <text:p text:style-name="P8"><text:span text:style-name="T3">Each</text:span><text:span text:style-name="T4"> </text:span>Every <text:span text:style-name="T5">five minutes</text:span></text:p>
      <text:p text:style-name="P8"/>
      <text:p text:style-name="P14">Note :</text:p>
      <text:p text:style-name="P9">Results are written in <text:span text:style-name="T1">preterit</text:span></text:p>
      <text:p text:style-name="P9">Instead of the Methods are written in <text:span text:style-name="T1">present</text:span></text:p>
      <text:p text:style-name="P9"/>
      <text:p text:style-name="P9"/>
      <text:p text:style-name="P15">Homework for May 4th</text:p>
      <text:p text:style-name="P10">Fake paper :</text:p>
      <text:list xml:id="list1654699915340999197" text:style-name="L1">
        <text:list-item>
          <text:p text:style-name="P12">team</text:p>
        </text:list-item>
        <text:list-item>
          <text:p text:style-name="P11">topic &amp; hypothesis</text:p>
        </text:list-item>
        <text:list-item>
          <text:p text:style-name="P11">experiment</text:p>
        </text:list-item>
        <text:list-item>
          <text:p text:style-name="P13">results 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Droid Serif" svg:font-family="'Droid Serif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style:line-spacing="0.101cm" fo:text-align="justify" style:justify-single-word="false" fo:hyphenation-ladder-count="3" style:page-number="auto" style:shadow="none">
        <style:tab-stops/>
      </style:paragraph-properties>
      <style:text-properties fo:color="#1c1c1c" style:font-name="Droid Serif" fo:font-family="'Droid Serif'" style:font-style-name="Normal" style:font-family-generic="roman" style:font-pitch="variable" fo:font-size="10.5pt" fo:background-color="transparent" style:font-size-asian="10.5pt" fo:hyphenate="true" fo:hyphenation-remain-char-count="3" fo:hyphenation-push-char-count="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itation" style:family="paragraph" style:parent-style-name="Standard">
      <style:paragraph-properties fo:margin-left="1.3cm" fo:margin-right="1cm" fo:text-align="justify" style:justify-single-word="false" fo:text-indent="0cm" style:auto-text-indent="false">
        <style:tab-stops/>
        <style:drop-cap/>
      </style:paragraph-properties>
      <style:text-properties fo:color="#666666"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 style:font-name="Source Sans Pro" fo:font-size="10.5pt" officeooo:rsid="004b6066" officeooo:paragraph-rsid="004b6066" style:font-size-asian="10.5pt" style:font-size-complex="10.5pt"/>
    </style:style>
    <style:style style:name="MP2" style:family="paragraph" style:parent-style-name="Footer">
      <style:paragraph-properties fo:text-align="center" style:justify-single-word="false"/>
      <style:text-properties fo:color="#808080" style:font-name="Source Sans Pro" fo:font-size="10.5pt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1cm" fo:margin-bottom="1cm" fo:margin-left="3.5cm" fo:margin-right="2.7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2.101cm" fo:margin-left="0cm" fo:margin-right="0cm" fo:margin-top="2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nglais</text:p>
      </style:header>
      <style:footer>
        <text:p text:style-name="MP2"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4:11:10.277000000</meta:creation-date>
    <dc:date>2016-03-07T17:15:14.091000000</dc:date>
    <meta:editing-duration>PT6H3M21S</meta:editing-duration>
    <meta:editing-cycles>71</meta:editing-cycles>
    <meta:generator>LibreOffice/5.0.5.2$Windows_x86 LibreOffice_project/55b006a02d247b5f7215fc6ea0fde844b30035b3</meta:generator>
    <meta:document-statistic meta:table-count="1" meta:image-count="0" meta:object-count="0" meta:page-count="1" meta:paragraph-count="29" meta:word-count="129" meta:character-count="673" meta:non-whitespace-character-count="575"/>
  </office:meta>
</office:document-meta>
</file>